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da" officeooo:paragraph-rsid="0005dbda"/>
    </style:style>
    <style:style style:name="P2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3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P4" style:family="paragraph" style:parent-style-name="Standard">
      <style:paragraph-properties fo:text-align="start" style:justify-single-word="false"/>
      <style:text-properties officeooo:rsid="00093fe4" officeooo:paragraph-rsid="00079740"/>
    </style:style>
    <style:style style:name="P5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T1" style:family="text">
      <style:text-properties officeooo:rsid="00093fe4"/>
    </style:style>
    <style:style style:name="T2" style:family="text">
      <style:text-properties officeooo:rsid="00091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 </text:p>
      <text:p text:style-name="P1"/>
      <text:p text:style-name="P1"/>
      <text:p text:style-name="P2"/>
      <text:p text:style-name="P2"/>
      <text:p text:style-name="P2">Mercredi 9/12 : <text:s/>- Confection de la maquette 464E67</text:p>
      <text:p text:style-name="P2"/>
      <text:p text:style-name="P3">Jeudi 10/12 : - <text:span text:style-name="T1">Finition de la maquette, </text:span></text:p>
      <text:p text:style-name="P4"><text:s text:c="21"/>- Création de la page html, css, js </text:p>
      <text:p text:style-name="P3"><text:s text:c="21"/>- <text:span text:style-name="T1">Ajout fond sur la page html</text:span></text:p>
      <text:p text:style-name="P3"><text:s text:c="21"/>- <text:span text:style-name="T2">Premier commit sur Github</text:span></text:p>
      <text:p text:style-name="P3"/>
      <text:p text:style-name="P2">Vendredi 11/12 :</text:p>
      <text:p text:style-name="P2"/>
      <text:p text:style-name="P2">Lundi 12/12 :</text:p>
      <text:p text:style-name="P2"/>
      <text:p text:style-name="P2">Mardi 13/12 :</text:p>
      <text:p text:style-name="P2"/>
      <text:p text:style-name="P2">Mercredi 14/12 :</text:p>
      <text:p text:style-name="P2"/>
      <text:p text:style-name="P2">Jeudi 15/12 :</text:p>
      <text:p text:style-name="P2"/>
      <text:p text:style-name="P2">Vendredi 16/12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41:37.024605922</meta:creation-date>
    <dc:date>2020-12-10T17:23:14.646415740</dc:date>
    <meta:editing-duration>PT6M4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58" meta:character-count="349" meta:non-whitespace-character-count="236"/>
  </office:meta>
</office:document-meta>
</file>